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8F0000020852FFDD8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223cm" svg:height="8.565cm" svg:x="5.031cm" svg:y="5.842cm">
          <draw:image xlink:href="Pictures/100000000000048F0000020852FFDD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nest </meta:initial-creator>
    <meta:creation-date>2017-03-09T12:45:40.50</meta:creation-date>
    <dc:date>2017-03-09T12:51:17.41</dc:date>
    <dc:creator>Ernest </dc:creator>
    <meta:editing-duration>PT5M38S</meta:editing-duration>
    <meta:editing-cycles>2</meta:editing-cycles>
    <meta:generator>OpenOffice/4.1.2$Win32 OpenOffice.org_project/412m3$Build-9782</meta:generator>
    <meta:document-statistic meta:object-count="24"/>
  </office:meta>
</office:document-meta>
</file>